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Sans" svg:font-family="Open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Open Sans Light" fo:font-size="28pt" style:text-underline-style="none" officeooo:rsid="001e5e3f" officeooo:paragraph-rsid="001e5e3f" style:font-size-asian="28pt" style:font-size-complex="28pt"/>
    </style:style>
    <style:style style:name="P2" style:family="paragraph" style:parent-style-name="Standard">
      <style:text-properties style:font-name="Open Sans" officeooo:rsid="001e5e3f" officeooo:paragraph-rsid="001e5e3f"/>
    </style:style>
    <style:style style:name="P3" style:family="paragraph" style:parent-style-name="Standard">
      <style:text-properties style:font-name="Open Sans" officeooo:paragraph-rsid="003ab389"/>
    </style:style>
    <style:style style:name="P4" style:family="paragraph" style:parent-style-name="Text_20_body">
      <style:paragraph-properties fo:text-align="start" style:justify-single-word="false"/>
      <style:text-properties style:font-name="OpenSans" fo:font-size="12pt" fo:font-weight="normal" officeooo:rsid="00350512" officeooo:paragraph-rsid="003ab389" style:font-size-asian="12pt" style:font-weight-asian="normal" style:font-size-complex="12pt" style:font-weight-complex="normal"/>
    </style:style>
    <style:style style:name="P5" style:family="paragraph" style:parent-style-name="Text_20_body">
      <style:paragraph-properties fo:text-align="start" style:justify-single-word="false"/>
      <style:text-properties style:font-name="OpenSans" fo:font-size="12pt" officeooo:paragraph-rsid="003ab389" style:font-size-asian="12pt" style:font-size-complex="12pt"/>
    </style:style>
    <style:style style:name="P6" style:family="paragraph" style:parent-style-name="Text_20_body">
      <style:paragraph-properties fo:text-align="start" style:justify-single-word="false"/>
      <style:text-properties style:font-name="OpenSans" fo:font-size="12pt" fo:font-weight="bold" officeooo:rsid="003ab389" officeooo:paragraph-rsid="003ab389" style:font-size-asian="12pt" style:font-weight-asian="bold" style:font-size-complex="12pt" style:font-weight-complex="bold"/>
    </style:style>
    <style:style style:name="P7" style:family="paragraph" style:parent-style-name="Standard">
      <style:text-properties style:font-name="Open Sans" fo:font-size="12pt" fo:font-weight="normal" officeooo:rsid="003be07c" officeooo:paragraph-rsid="003be07c" style:font-size-asian="12pt" style:font-weight-asian="normal" style:font-size-complex="12pt" style:font-weight-complex="normal"/>
    </style:style>
    <style:style style:name="P8" style:family="paragraph" style:parent-style-name="Text_20_body" style:list-style-name="WWNum5">
      <style:paragraph-properties fo:text-align="start" style:justify-single-word="false"/>
      <style:text-properties style:font-name="OpenSans" fo:font-size="12pt" officeooo:paragraph-rsid="003ab389" style:font-size-asian="12pt" style:font-size-complex="12pt"/>
    </style:style>
    <style:style style:name="P9" style:family="paragraph" style:parent-style-name="Text_20_body" style:list-style-name="WWNum4">
      <style:paragraph-properties fo:text-align="start" style:justify-single-word="false"/>
      <style:text-properties style:font-name="OpenSans" fo:font-size="12pt" officeooo:paragraph-rsid="003ab389" style:font-size-asian="12pt" style:font-size-complex="12pt"/>
    </style:style>
    <style:style style:name="P10" style:family="paragraph" style:parent-style-name="Text_20_body" style:list-style-name="WWNum4">
      <style:paragraph-properties fo:text-align="start" style:justify-single-word="false"/>
      <style:text-properties style:font-name="OpenSans" fo:font-size="12pt" fo:font-weight="normal" officeooo:rsid="00350512" officeooo:paragraph-rsid="003ab389"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style:font-name="OpenSans" fo:font-size="12pt" fo:font-weight="bold" officeooo:rsid="003ab389" officeooo:paragraph-rsid="003be07c" style:font-size-asian="12pt" style:font-weight-asian="bold" style:font-size-complex="12pt" style:font-weight-complex="bold"/>
    </style:style>
    <style:style style:name="P12" style:family="paragraph" style:parent-style-name="List_20_Paragraph" style:list-style-name="WWNum12">
      <style:text-properties style:font-name="Open Sans" officeooo:paragraph-rsid="003ab389"/>
    </style:style>
    <style:style style:name="P13" style:family="paragraph" style:parent-style-name="List_20_Paragraph" style:list-style-name="WWNum12">
      <style:paragraph-properties fo:text-align="start" style:justify-single-word="false"/>
      <style:text-properties style:font-name="Open Sans" fo:font-size="12pt" fo:font-weight="normal" officeooo:rsid="00319320" officeooo:paragraph-rsid="003ab389" style:font-size-asian="12pt" style:font-weight-asian="normal" style:font-size-complex="12pt" style:font-weight-complex="normal"/>
    </style:style>
    <style:style style:name="P14" style:family="paragraph" style:parent-style-name="List_20_Paragraph">
      <style:paragraph-properties fo:margin-left="0cm" fo:margin-right="0cm" fo:text-align="start" style:justify-single-word="false" fo:text-indent="0cm" style:auto-text-indent="false"/>
      <style:text-properties style:font-name="Open Sans" fo:font-size="12pt" fo:font-weight="normal" officeooo:rsid="00319320" officeooo:paragraph-rsid="003ab389" style:font-size-asian="12pt" style:font-weight-asian="normal" style:font-size-complex="12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fc968" style:font-weight-asian="bold" style:font-weight-complex="bold"/>
    </style:style>
    <style:style style:name="T4" style:family="text">
      <style:text-properties fo:font-weight="bold" officeooo:rsid="00415f03" style:font-weight-asian="bold" style:font-weight-complex="bold"/>
    </style:style>
    <style:style style:name="T5" style:family="text">
      <style:text-properties fo:font-weight="bold" officeooo:rsid="00415f03" style:font-weight-asian="bold"/>
    </style:style>
    <style:style style:name="T6" style:family="text">
      <style:text-properties officeooo:rsid="003ab389"/>
    </style:style>
    <style:style style:name="T7" style:family="text">
      <style:text-properties fo:font-weight="normal" style:font-weight-asian="normal" style:font-weight-complex="normal"/>
    </style:style>
    <style:style style:name="T8" style:family="text">
      <style:text-properties officeooo:rsid="003ad11a"/>
    </style:style>
    <style:style style:name="T9" style:family="text">
      <style:text-properties officeooo:rsid="003b920b"/>
    </style:style>
    <style:style style:name="T10" style:family="text">
      <style:text-properties officeooo:rsid="003be0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ungsserie <text:span text:style-name="T6">3</text:span></text:p>
      <text:p text:style-name="P2"/>
      <text:p text:style-name="P5"><text:span text:style-name="T3">Übung </text:span><text:span text:style-name="T4">1</text:span><text:span text:style-name="T1">: Positionsbestimmung</text:span></text:p>
      <text:p text:style-name="P5">Registrieren Sie einen LocationListener für Ihre Anwendung der Ihnen periodische Updates Ihrer Position zurückgibt.</text:p>
      <text:list xml:id="list332696774359657631" text:style-name="WWNum5">
        <text:list-item>
          <text:p text:style-name="P8">Verwenden Sie hier einerseits den GPS_PROVIDER</text:p>
        </text:list-item>
        <text:list-item>
          <text:p text:style-name="P8">Benutzen Sie in einem weiteren Fall ein Criteria Objekt, welches den LocationProvider bestimmt</text:p>
        </text:list-item>
      </text:list>
      <text:p text:style-name="P5">In beiden Fällen sollten die Koordinaten (Latitude, Longitude) in einem Textfeld ausgegeben werden. Falls Sie kein Gerät zur Verfügung haben, verwenden Sie den Emulator und geben Sie manuell Werte über den DDM ein.</text:p>
      <text:p text:style-name="P5"/>
      <text:p text:style-name="P5"><text:span text:style-name="T5">Übung 2</text:span><text:span text:style-name="T1">: Einbinden von Google Maps</text:span></text:p>
      <text:list xml:id="list7791217807153659195" text:style-name="WWNum4">
        <text:list-item>
          <text:p text:style-name="P9">Binden Sie eine MapView (Googlemap) in Ihre Anwendung ein. Hierfür müssen Sie vorher einen API Key generieren. Die MapView soll als Satellitenansicht dargestellt werden.</text:p>
        </text:list-item>
        <text:list-item>
          <text:p text:style-name="P9">Erstellen Sie ein Overlay auf dem eine beliebige Koordinate als Punkt <text:span text:style-name="T7">dargestellt wird.</text:span></text:p>
        </text:list-item>
        <text:list-item>
          <text:p text:style-name="P10">Erweitern Sie <text:span text:style-name="T6">Übung 1</text:span> so, dass die abgefragte Position in der MapView dargestellt wird<text:span text:style-name="T2">.</text:span></text:p>
        </text:list-item>
      </text:list>
      <text:p text:style-name="P4"/>
      <text:p text:style-name="P6">Übung 3: <text:span text:style-name="T9">Gestensteuerung</text:span></text:p>
      <text:p text:style-name="P3">Mobile Anwendungen werden hauptsächlich mittels Touch gesteuert. Erstellen Sie nun ein <text:span text:style-name="T8">neues Projekt</text:span>.</text:p>
      <text:list xml:id="list7726273089302258048" text:style-name="WWNum12">
        <text:list-item>
          <text:p text:style-name="P12">In der Anwendung soll ein Rechteck in der Mitte des Screens gezeichnet werden. Mittels einer Touchbewegung <text:span text:style-name="T6">(innerhalb der gesamten Activity)</text:span> über die Y-Achse soll das gezeichnete Rechteck rotiert werden.</text:p>
        </text:list-item>
        <text:list-item>
          <text:p text:style-name="P13">Zusätzlich soll noch ein ScaleGestureDetector integriert werden. Dieser Detector soll auf die Pinch Geste reagieren und das Rechteck Skalieren (maximal auf das 5-Fache der Anfangsgröße).</text:p>
        </text:list-item>
      </text:list>
      <text:p text:style-name="P14"/>
      <text:p text:style-name="P14"/>
      <text:p text:style-name="P14"/>
      <text:p text:style-name="P14"/>
      <text:p text:style-name="P11"><text:soft-page-break/>Übung <text:span text:style-name="T10">4</text:span>: <text:span text:style-name="T10">Kamera</text:span></text:p>
      <text:p text:style-name="P7">Nutzen Sie die Kamera Ihres Smartphones um ein Bild zu machen. Die Kamera soll über einen Indent gestartet werden. Nachdem das Bild erfolgreich gemacht wurde, soll es innerhalb einer ImageView dargestel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Sans" svg:font-family="Open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Huber</meta:initial-creator>
    <meta:creation-date>2014-10-12T19:20:59.594717822</meta:creation-date>
    <meta:generator>LibreOffice/4.2.8.2$Linux_X86_64 LibreOffice_project/420m0$Build-2</meta:generator>
    <dc:date>2015-10-22T08:17:55.490222125</dc:date>
    <dc:creator>Stefan Huber</dc:creator>
    <meta:editing-duration>PT21H22M7S</meta:editing-duration>
    <meta:editing-cycles>12</meta:editing-cycles>
    <meta:document-statistic meta:table-count="0" meta:image-count="0" meta:object-count="0" meta:page-count="2" meta:paragraph-count="16" meta:word-count="240" meta:character-count="1642" meta:non-whitespace-character-count="1425"/>
  </office:meta>
</office:document-meta>
</file>